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DE000001C0E3CF809C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cddd6" officeooo:paragraph-rsid="001cddd6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antekeningen</text:p>
      <text:p text:style-name="P1"/>
      <text:p text:style-name="P1"/>
      <text:p text:style-name="P1"><draw:frame draw:style-name="fr1" draw:name="Image1" text:anchor-type="paragraph" svg:width="4.928in" svg:height="4.6189in" draw:z-index="0"><draw:image xlink:href="Pictures/10000000000001DE000001C0E3CF809C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4T21:33:01.135350655</meta:creation-date>
    <dc:date>2015-10-04T21:56:20.114317391</dc:date>
    <meta:editing-duration>PT8M8S</meta:editing-duration>
    <meta:editing-cycles>1</meta:editing-cycles>
    <meta:document-statistic meta:table-count="0" meta:image-count="1" meta:object-count="0" meta:page-count="1" meta:paragraph-count="1" meta:word-count="1" meta:character-count="13" meta:non-whitespace-character-count="13"/>
    <meta:generator>LibreOffice/4.2.8.2$Linux_x86 LibreOffice_project/420m0$Build-2</meta:generator>
  </office:meta>
</office:document-meta>
</file>